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28in"/>
    </style:style>
    <style:style style:name="co3" style:family="table-column">
      <style:table-column-properties fo:break-before="auto" style:column-width="0.5827in"/>
    </style:style>
    <style:style style:name="co4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9"/>
        <table:table-row table:style-name="ro1">
          <table:table-cell table:style-name="ce11" office:value-type="string" calcext:value-type="string">
            <text:p>iid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spent</text:p>
          </table:table-cell>
          <table:table-cell table:style-name="ce14" office:value-type="string" calcext:value-type="string">
            <text:p>total_estimate</text:p>
          </table:table-cell>
          <table:table-cell table:style-name="ce18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pdate README.md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dvisor Meeting Thu 24.02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dvisor Meeting Tue 01.03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odel Architecture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Document how we implement Scrum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etup Kuberente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ollect Metrics Data from Kuberente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end Altert Notification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My Test Project Backlog Issu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My Sprint Backlog Issu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Evaluating Project Backlog / Sprint Backlog Solution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Meeting with advisor on 1/3/22 - preparation and minutes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Improve Kubernetes Guidelines</text:p>
          </table:table-cell>
          <table:table-cell office:value-type="string" calcext:value-type="string">
            <text:p>1h 45m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Add Trigger for Documentation Jobs in Pipline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Documentation Setup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Create RUD (Grobplanung)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Interface between K8 Cluster and GitLab-OS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Improve .gitignore to stop uploads of unnecessary local latex build files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Initial Threat Model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Review M1 document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Set up web app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Test4567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nternal Meeting Mon 28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etup Gitlab Repository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Assign all Roles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Internal Meeting Tue 22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reate Risk Matrix</text:p>
          </table:table-cell>
          <table:table-cell table:number-columns-repeated="2"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Meeting 28.2. post processing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6" table:number-columns-repeated="2"/>
          <table:table-cell table:style-name="ce17"/>
          <table:table-cell table:style-name="ce20"/>
        </table:table-row>
      </table:table>
      <table:named-expressions/>
      <table:data-pilot-tables>
        <table:data-pilot-table table:name="DataPilot1" table:application-data="" table:target-range-address="'Pivot Table_Sheet1_1'.A1:'Pivot Table_Sheet1_1'.E30" table:buttons="'Pivot Table_Sheet1_1'.A1 'Pivot Table_Sheet1_1'.B1 'Pivot Table_Sheet1_1'.C1 'Pivot Table_Sheet1_1'.D1" table:show-filter-button="false" table:drill-down-on-double-click="false">
          <table:database-source-table table:database-name="GitlabTimeTrackingDB" table:database-table-name="issue"/>
          <table:data-pilot-field table:source-field-name="i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Add Trigger for Documentation Jobs in Pipline" table:display="true" table:show-details="true"/>
                <table:data-pilot-member table:name="Advisor Meeting Thu 24.02.22" table:display="true" table:show-details="true"/>
                <table:data-pilot-member table:name="Advisor Meeting Tue 01.03.22" table:display="true" table:show-details="true"/>
                <table:data-pilot-member table:name="Assign all Roles" table:display="true" table:show-details="true"/>
                <table:data-pilot-member table:name="Create Risk Matrix" table:display="true" table:show-details="true"/>
                <table:data-pilot-member table:name="Create RUD (Grobplanung)" table:display="true" table:show-details="true"/>
                <table:data-pilot-member table:name="Document how we implement Scrum" table:display="true" table:show-details="true"/>
                <table:data-pilot-member table:name="Documentation Setup" table:display="true" table:show-details="true"/>
                <table:data-pilot-member table:name="Evaluating Project Backlog / Sprint Backlog Solution" table:display="true" table:show-details="true"/>
                <table:data-pilot-member table:name="Improve .gitignore to stop uploads of unnecessary local latex build files" table:display="true" table:show-details="true"/>
                <table:data-pilot-member table:name="Improve Kubernetes Guidelines" table:display="true" table:show-details="true"/>
                <table:data-pilot-member table:name="Initial Threat Model" table:display="true" table:show-details="true"/>
                <table:data-pilot-member table:name="Interface between K8 Cluster and GitLab-OST" table:display="true" table:show-details="true"/>
                <table:data-pilot-member table:name="Internal Meeting Mon 28.02.22" table:display="true" table:show-details="true"/>
                <table:data-pilot-member table:name="Internal Meeting Tue 22.02.22" table:display="true" table:show-details="true"/>
                <table:data-pilot-member table:name="Meeting 28.2. post processing" table:display="true" table:show-details="true"/>
                <table:data-pilot-member table:name="Meeting with advisor on 1/3/22 - preparation and minutes" table:display="true" table:show-details="true"/>
                <table:data-pilot-member table:name="Model Architecture" table:display="true" table:show-details="true"/>
                <table:data-pilot-member table:name="Review M1 document" table:display="true" table:show-details="true"/>
                <table:data-pilot-member table:name="Set up web app" table:display="true" table:show-details="true"/>
                <table:data-pilot-member table:name="Setup Gitlab Repository" table:display="true" table:show-details="true"/>
                <table:data-pilot-member table:name="Update README.m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pent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h" table:display="true" table:show-details="true"/>
                <table:data-pilot-member table:name="1h 30m" table:display="true" table:show-details="true"/>
                <table:data-pilot-member table:name="1h 45m" table:display="true" table:show-details="true"/>
                <table:data-pilot-member table:name="2h" table:display="true" table:show-details="true"/>
                <table:data-pilot-member table:name="2h 30m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45m" table:display="true" table:show-details="true"/>
                <table:data-pilot-member table:name="5h" table:display="true" table:show-details="true"/>
                <table:data-pilot-member table:name="6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estimate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d" table:display="true" table:show-details="true"/>
                <table:data-pilot-member table:name="1h" table:display="true" table:show-details="true"/>
                <table:data-pilot-member table:name="1h 30m" table:display="true" table:show-details="true"/>
                <table:data-pilot-member table:name="2h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5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4:18:45.254064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4T14:25:28.032731313</dc:date>
    <meta:editing-duration>PT24M53S</meta:editing-duration>
    <meta:editing-cycles>3</meta:editing-cycles>
    <meta:generator>LibreOffice/7.3.1.3$Linux_X86_64 LibreOffice_project/30$Build-3</meta:generator>
    <meta:document-statistic meta:table-count="2" meta:cell-count="118" meta:object-count="0"/>
  </office:meta>
</office:document-meta>
</file>